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paragraph-rsid="000b4b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Description</text:h>
        <text:p text:style-name="P1">Organon creates a navigation-tree for folders and files.</text:p>
        <text:p text:style-name="P1"/>
        <text:p text:style-name="P1">It's possible to:</text:p>
        <text:p text:style-name="Text_20_body_20_indent_20_Organon">- use drag and drop<text:line-break/>- create tags<text:line-break/>- comfortably import and export files</text:p>
        <text:p text:style-name="Text_20_body"/>
        <text:p text:style-name="Text_20_body_20_indent_20_Organon">On selection of a file or folder Organon jumps to the corresponding text-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39" meta:character-count="236" meta:non-whitespace-character-count="202"/>
    <dc:date>2014-06-24T10:52:13.756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